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45in"/>
    </style:style>
    <style:style style:name="co2" style:family="table-column">
      <style:table-column-properties fo:break-before="auto" style:column-width="1.57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7417in" svg:y="0.0394in">
            <draw:object draw:notify-on-update-of-ranges="Sheet1.C1:Sheet1.C112 Sheet1.D1:Sheet1.D1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4718812170194E+018" calcext:value-type="float">
            <text:p>144718812170194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4718813222144E+018" calcext:value-type="float">
            <text:p>1447188132221440000</text:p>
          </table:table-cell>
          <table:table-cell table:formula="of:=([.B2]-[.B$1])/1000000000" office:value-type="float" office:value="10.519499264" calcext:value-type="float">
            <text:p>10.519499264</text:p>
          </table:table-cell>
          <table:table-cell table:formula="of:=[.C2]-[.C1]" office:value-type="float" office:value="10.519499264" calcext:value-type="float">
            <text:p>10.5194992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471881428592E+018" calcext:value-type="float">
            <text:p>1447188142859200000</text:p>
          </table:table-cell>
          <table:table-cell table:formula="of:=([.B3]-[.B$1])/1000000000" office:value-type="float" office:value="21.157257216" calcext:value-type="float">
            <text:p>21.157257216</text:p>
          </table:table-cell>
          <table:table-cell table:formula="of:=[.C3]-[.C2]" office:value-type="float" office:value="10.637757952" calcext:value-type="float">
            <text:p>10.6377579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4718815339216E+018" calcext:value-type="float">
            <text:p>1447188153392160000</text:p>
          </table:table-cell>
          <table:table-cell table:formula="of:=([.B4]-[.B$1])/1000000000" office:value-type="float" office:value="31.690217472" calcext:value-type="float">
            <text:p>31.690217472</text:p>
          </table:table-cell>
          <table:table-cell table:formula="of:=[.C4]-[.C3]" office:value-type="float" office:value="10.532960256" calcext:value-type="float">
            <text:p>10.5329602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4718816393197E+018" calcext:value-type="float">
            <text:p>1447188163931970000</text:p>
          </table:table-cell>
          <table:table-cell table:formula="of:=([.B5]-[.B$1])/1000000000" office:value-type="float" office:value="42.230027008" calcext:value-type="float">
            <text:p>42.230027008</text:p>
          </table:table-cell>
          <table:table-cell table:formula="of:=[.C5]-[.C4]" office:value-type="float" office:value="10.539809536" calcext:value-type="float">
            <text:p>10.5398095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4718817446208E+018" calcext:value-type="float">
            <text:p>1447188174462080000</text:p>
          </table:table-cell>
          <table:table-cell table:formula="of:=([.B6]-[.B$1])/1000000000" office:value-type="float" office:value="52.760139264" calcext:value-type="float">
            <text:p>52.760139264</text:p>
          </table:table-cell>
          <table:table-cell table:formula="of:=[.C6]-[.C5]" office:value-type="float" office:value="10.530112256" calcext:value-type="float">
            <text:p>10.5301122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4718818497962E+018" calcext:value-type="float">
            <text:p>1447188184979620000</text:p>
          </table:table-cell>
          <table:table-cell table:formula="of:=([.B7]-[.B$1])/1000000000" office:value-type="float" office:value="63.277679872" calcext:value-type="float">
            <text:p>63.277679872</text:p>
          </table:table-cell>
          <table:table-cell table:formula="of:=[.C7]-[.C6]" office:value-type="float" office:value="10.517540608" calcext:value-type="float">
            <text:p>10.5175406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4718819560797E+018" calcext:value-type="float">
            <text:p>1447188195607970000</text:p>
          </table:table-cell>
          <table:table-cell table:formula="of:=([.B8]-[.B$1])/1000000000" office:value-type="float" office:value="73.906029056" calcext:value-type="float">
            <text:p>73.906029056</text:p>
          </table:table-cell>
          <table:table-cell table:formula="of:=[.C8]-[.C7]" office:value-type="float" office:value="10.628349184" calcext:value-type="float">
            <text:p>10.6283491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4718820614207E+018" calcext:value-type="float">
            <text:p>1447188206142070000</text:p>
          </table:table-cell>
          <table:table-cell table:formula="of:=([.B9]-[.B$1])/1000000000" office:value-type="float" office:value="84.440126208" calcext:value-type="float">
            <text:p>84.440126208</text:p>
          </table:table-cell>
          <table:table-cell table:formula="of:=[.C9]-[.C8]" office:value-type="float" office:value="10.534097152" calcext:value-type="float">
            <text:p>10.5340971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4718821667521E+018" calcext:value-type="float">
            <text:p>1447188216675210000</text:p>
          </table:table-cell>
          <table:table-cell table:formula="of:=([.B10]-[.B$1])/1000000000" office:value-type="float" office:value="94.973268992" calcext:value-type="float">
            <text:p>94.973268992</text:p>
          </table:table-cell>
          <table:table-cell table:formula="of:=[.C10]-[.C9]" office:value-type="float" office:value="10.533142784" calcext:value-type="float">
            <text:p>10.5331427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471882273267E+018" calcext:value-type="float">
            <text:p>1447188227326700000</text:p>
          </table:table-cell>
          <table:table-cell table:formula="of:=([.B11]-[.B$1])/1000000000" office:value-type="float" office:value="105.624756992" calcext:value-type="float">
            <text:p>105.624756992</text:p>
          </table:table-cell>
          <table:table-cell table:formula="of:=[.C11]-[.C10]" office:value-type="float" office:value="10.651488" calcext:value-type="float">
            <text:p>10.6514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44718823787122E+018" calcext:value-type="float">
            <text:p>1447188237871220000</text:p>
          </table:table-cell>
          <table:table-cell table:formula="of:=([.B12]-[.B$1])/1000000000" office:value-type="float" office:value="116.169281792" calcext:value-type="float">
            <text:p>116.169281792</text:p>
          </table:table-cell>
          <table:table-cell table:formula="of:=[.C12]-[.C11]" office:value-type="float" office:value="10.5445248" calcext:value-type="float">
            <text:p>10.54452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4718824840497E+018" calcext:value-type="float">
            <text:p>1447188248404970000</text:p>
          </table:table-cell>
          <table:table-cell table:formula="of:=([.B13]-[.B$1])/1000000000" office:value-type="float" office:value="126.70302464" calcext:value-type="float">
            <text:p>126.70302464</text:p>
          </table:table-cell>
          <table:table-cell table:formula="of:=[.C13]-[.C12]" office:value-type="float" office:value="10.533742848" calcext:value-type="float">
            <text:p>10.5337428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4718825904755E+018" calcext:value-type="float">
            <text:p>1447188259047550000</text:p>
          </table:table-cell>
          <table:table-cell table:formula="of:=([.B14]-[.B$1])/1000000000" office:value-type="float" office:value="137.345604096" calcext:value-type="float">
            <text:p>137.345604096</text:p>
          </table:table-cell>
          <table:table-cell table:formula="of:=[.C14]-[.C13]" office:value-type="float" office:value="10.642579456" calcext:value-type="float">
            <text:p>10.6425794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4718826957928E+018" calcext:value-type="float">
            <text:p>1447188269579280000</text:p>
          </table:table-cell>
          <table:table-cell table:formula="of:=([.B15]-[.B$1])/1000000000" office:value-type="float" office:value="147.87734016" calcext:value-type="float">
            <text:p>147.87734016</text:p>
          </table:table-cell>
          <table:table-cell table:formula="of:=[.C15]-[.C14]" office:value-type="float" office:value="10.531736064" calcext:value-type="float">
            <text:p>10.5317360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4718828010885E+018" calcext:value-type="float">
            <text:p>1447188280108850000</text:p>
          </table:table-cell>
          <table:table-cell table:formula="of:=([.B16]-[.B$1])/1000000000" office:value-type="float" office:value="158.406906112" calcext:value-type="float">
            <text:p>158.406906112</text:p>
          </table:table-cell>
          <table:table-cell table:formula="of:=[.C16]-[.C15]" office:value-type="float" office:value="10.529565952" calcext:value-type="float">
            <text:p>10.5295659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44718829067189E+018" calcext:value-type="float">
            <text:p>1447188290671890000</text:p>
          </table:table-cell>
          <table:table-cell table:formula="of:=([.B17]-[.B$1])/1000000000" office:value-type="float" office:value="168.969946368" calcext:value-type="float">
            <text:p>168.969946368</text:p>
          </table:table-cell>
          <table:table-cell table:formula="of:=[.C17]-[.C16]" office:value-type="float" office:value="10.563040256" calcext:value-type="float">
            <text:p>10.5630402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4718830120532E+018" calcext:value-type="float">
            <text:p>1447188301205320000</text:p>
          </table:table-cell>
          <table:table-cell table:formula="of:=([.B18]-[.B$1])/1000000000" office:value-type="float" office:value="179.503382272" calcext:value-type="float">
            <text:p>179.503382272</text:p>
          </table:table-cell>
          <table:table-cell table:formula="of:=[.C18]-[.C17]" office:value-type="float" office:value="10.533435904" calcext:value-type="float">
            <text:p>10.5334359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4718831175311E+018" calcext:value-type="float">
            <text:p>1447188311753110000</text:p>
          </table:table-cell>
          <table:table-cell table:formula="of:=([.B19]-[.B$1])/1000000000" office:value-type="float" office:value="190.051165696" calcext:value-type="float">
            <text:p>190.051165696</text:p>
          </table:table-cell>
          <table:table-cell table:formula="of:=[.C19]-[.C18]" office:value-type="float" office:value="10.547783424" calcext:value-type="float">
            <text:p>10.5477834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44718832239684E+018" calcext:value-type="float">
            <text:p>1447188322396840000</text:p>
          </table:table-cell>
          <table:table-cell table:formula="of:=([.B20]-[.B$1])/1000000000" office:value-type="float" office:value="200.694902784" calcext:value-type="float">
            <text:p>200.694902784</text:p>
          </table:table-cell>
          <table:table-cell table:formula="of:=[.C20]-[.C19]" office:value-type="float" office:value="10.643737088" calcext:value-type="float">
            <text:p>10.6437370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44718833293615E+018" calcext:value-type="float">
            <text:p>1447188332936150000</text:p>
          </table:table-cell>
          <table:table-cell table:formula="of:=([.B21]-[.B$1])/1000000000" office:value-type="float" office:value="211.234205696" calcext:value-type="float">
            <text:p>211.234205696</text:p>
          </table:table-cell>
          <table:table-cell table:formula="of:=[.C21]-[.C20]" office:value-type="float" office:value="10.539302912" calcext:value-type="float">
            <text:p>10.5393029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471883435905E+018" calcext:value-type="float">
            <text:p>1447188343590500000</text:p>
          </table:table-cell>
          <table:table-cell table:formula="of:=([.B22]-[.B$1])/1000000000" office:value-type="float" office:value="221.888555008" calcext:value-type="float">
            <text:p>221.888555008</text:p>
          </table:table-cell>
          <table:table-cell table:formula="of:=[.C22]-[.C21]" office:value-type="float" office:value="10.654349312" calcext:value-type="float">
            <text:p>10.6543493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44718835412939E+018" calcext:value-type="float">
            <text:p>1447188354129390000</text:p>
          </table:table-cell>
          <table:table-cell table:formula="of:=([.B23]-[.B$1])/1000000000" office:value-type="float" office:value="232.427448576" calcext:value-type="float">
            <text:p>232.427448576</text:p>
          </table:table-cell>
          <table:table-cell table:formula="of:=[.C23]-[.C22]" office:value-type="float" office:value="10.538893568" calcext:value-type="float">
            <text:p>10.5388935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4718836464691E+018" calcext:value-type="float">
            <text:p>1447188364646910000</text:p>
          </table:table-cell>
          <table:table-cell table:formula="of:=([.B24]-[.B$1])/1000000000" office:value-type="float" office:value="242.94496512" calcext:value-type="float">
            <text:p>242.94496512</text:p>
          </table:table-cell>
          <table:table-cell table:formula="of:=[.C24]-[.C23]" office:value-type="float" office:value="10.517516544" calcext:value-type="float">
            <text:p>10.5175165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4718837518503E+018" calcext:value-type="float">
            <text:p>1447188375185030000</text:p>
          </table:table-cell>
          <table:table-cell table:formula="of:=([.B25]-[.B$1])/1000000000" office:value-type="float" office:value="253.483092736" calcext:value-type="float">
            <text:p>253.483092736</text:p>
          </table:table-cell>
          <table:table-cell table:formula="of:=[.C25]-[.C24]" office:value-type="float" office:value="10.538127616" calcext:value-type="float">
            <text:p>10.5381276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44718838571338E+018" calcext:value-type="float">
            <text:p>1447188385713380000</text:p>
          </table:table-cell>
          <table:table-cell table:formula="of:=([.B26]-[.B$1])/1000000000" office:value-type="float" office:value="264.011442176" calcext:value-type="float">
            <text:p>264.011442176</text:p>
          </table:table-cell>
          <table:table-cell table:formula="of:=[.C26]-[.C25]" office:value-type="float" office:value="10.52834944" calcext:value-type="float">
            <text:p>10.528349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4471883962606E+018" calcext:value-type="float">
            <text:p>1447188396260600000</text:p>
          </table:table-cell>
          <table:table-cell table:formula="of:=([.B27]-[.B$1])/1000000000" office:value-type="float" office:value="274.558660096" calcext:value-type="float">
            <text:p>274.558660096</text:p>
          </table:table-cell>
          <table:table-cell table:formula="of:=[.C27]-[.C26]" office:value-type="float" office:value="10.54721792" calcext:value-type="float">
            <text:p>10.547217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44718840689269E+018" calcext:value-type="float">
            <text:p>1447188406892690000</text:p>
          </table:table-cell>
          <table:table-cell table:formula="of:=([.B28]-[.B$1])/1000000000" office:value-type="float" office:value="285.19075072" calcext:value-type="float">
            <text:p>285.19075072</text:p>
          </table:table-cell>
          <table:table-cell table:formula="of:=[.C28]-[.C27]" office:value-type="float" office:value="10.632090624" calcext:value-type="float">
            <text:p>10.6320906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4718841742702E+018" calcext:value-type="float">
            <text:p>1447188417427020000</text:p>
          </table:table-cell>
          <table:table-cell table:formula="of:=([.B29]-[.B$1])/1000000000" office:value-type="float" office:value="295.725078272" calcext:value-type="float">
            <text:p>295.725078272</text:p>
          </table:table-cell>
          <table:table-cell table:formula="of:=[.C29]-[.C28]" office:value-type="float" office:value="10.534327552" calcext:value-type="float">
            <text:p>10.5343275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44718842796168E+018" calcext:value-type="float">
            <text:p>1447188427961680000</text:p>
          </table:table-cell>
          <table:table-cell table:formula="of:=([.B30]-[.B$1])/1000000000" office:value-type="float" office:value="306.259734272" calcext:value-type="float">
            <text:p>306.259734272</text:p>
          </table:table-cell>
          <table:table-cell table:formula="of:=[.C30]-[.C29]" office:value-type="float" office:value="10.534656" calcext:value-type="float">
            <text:p>10.53465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44718843861829E+018" calcext:value-type="float">
            <text:p>1447188438618290000</text:p>
          </table:table-cell>
          <table:table-cell table:formula="of:=([.B31]-[.B$1])/1000000000" office:value-type="float" office:value="316.916352512" calcext:value-type="float">
            <text:p>316.916352512</text:p>
          </table:table-cell>
          <table:table-cell table:formula="of:=[.C31]-[.C30]" office:value-type="float" office:value="10.65661824" calcext:value-type="float">
            <text:p>10.656618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4718844915439E+018" calcext:value-type="float">
            <text:p>1447188449154390000</text:p>
          </table:table-cell>
          <table:table-cell table:formula="of:=([.B32]-[.B$1])/1000000000" office:value-type="float" office:value="327.452448768" calcext:value-type="float">
            <text:p>327.452448768</text:p>
          </table:table-cell>
          <table:table-cell table:formula="of:=[.C32]-[.C31]" office:value-type="float" office:value="10.536096256" calcext:value-type="float">
            <text:p>10.53609625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44718845968145E+018" calcext:value-type="float">
            <text:p>1447188459681450000</text:p>
          </table:table-cell>
          <table:table-cell table:formula="of:=([.B33]-[.B$1])/1000000000" office:value-type="float" office:value="337.979513344" calcext:value-type="float">
            <text:p>337.979513344</text:p>
          </table:table-cell>
          <table:table-cell table:formula="of:=[.C33]-[.C32]" office:value-type="float" office:value="10.527064576" calcext:value-type="float">
            <text:p>10.5270645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471884702201E+018" calcext:value-type="float">
            <text:p>1447188470220100000</text:p>
          </table:table-cell>
          <table:table-cell table:formula="of:=([.B34]-[.B$1])/1000000000" office:value-type="float" office:value="348.518158592" calcext:value-type="float">
            <text:p>348.518158592</text:p>
          </table:table-cell>
          <table:table-cell table:formula="of:=[.C34]-[.C33]" office:value-type="float" office:value="10.538645248" calcext:value-type="float">
            <text:p>10.5386452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44718848076463E+018" calcext:value-type="float">
            <text:p>1447188480764630000</text:p>
          </table:table-cell>
          <table:table-cell table:formula="of:=([.B35]-[.B$1])/1000000000" office:value-type="float" office:value="359.062685184" calcext:value-type="float">
            <text:p>359.062685184</text:p>
          </table:table-cell>
          <table:table-cell table:formula="of:=[.C35]-[.C34]" office:value-type="float" office:value="10.544526592" calcext:value-type="float">
            <text:p>10.54452659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44718849130014E+018" calcext:value-type="float">
            <text:p>1447188491300140000</text:p>
          </table:table-cell>
          <table:table-cell table:formula="of:=([.B36]-[.B$1])/1000000000" office:value-type="float" office:value="369.59820032" calcext:value-type="float">
            <text:p>369.59820032</text:p>
          </table:table-cell>
          <table:table-cell table:formula="of:=[.C36]-[.C35]" office:value-type="float" office:value="10.535515136" calcext:value-type="float">
            <text:p>10.5355151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4718850195601E+018" calcext:value-type="float">
            <text:p>1447188501956010000</text:p>
          </table:table-cell>
          <table:table-cell table:formula="of:=([.B37]-[.B$1])/1000000000" office:value-type="float" office:value="380.254073344" calcext:value-type="float">
            <text:p>380.254073344</text:p>
          </table:table-cell>
          <table:table-cell table:formula="of:=[.C37]-[.C36]" office:value-type="float" office:value="10.655873024" calcext:value-type="float">
            <text:p>10.6558730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44718851249244E+018" calcext:value-type="float">
            <text:p>1447188512492440000</text:p>
          </table:table-cell>
          <table:table-cell table:formula="of:=([.B38]-[.B$1])/1000000000" office:value-type="float" office:value="390.790500608" calcext:value-type="float">
            <text:p>390.790500608</text:p>
          </table:table-cell>
          <table:table-cell table:formula="of:=[.C38]-[.C37]" office:value-type="float" office:value="10.536427264" calcext:value-type="float">
            <text:p>10.53642726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44718852310911E+018" calcext:value-type="float">
            <text:p>1447188523109110000</text:p>
          </table:table-cell>
          <table:table-cell table:formula="of:=([.B39]-[.B$1])/1000000000" office:value-type="float" office:value="401.40716544" calcext:value-type="float">
            <text:p>401.40716544</text:p>
          </table:table-cell>
          <table:table-cell table:formula="of:=[.C39]-[.C38]" office:value-type="float" office:value="10.616664832" calcext:value-type="float">
            <text:p>10.61666483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4718853367819E+018" calcext:value-type="float">
            <text:p>1447188533678190000</text:p>
          </table:table-cell>
          <table:table-cell table:formula="of:=([.B40]-[.B$1])/1000000000" office:value-type="float" office:value="411.976251136" calcext:value-type="float">
            <text:p>411.976251136</text:p>
          </table:table-cell>
          <table:table-cell table:formula="of:=[.C40]-[.C39]" office:value-type="float" office:value="10.5690856959999" calcext:value-type="float">
            <text:p>10.56908569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44718854421602E+018" calcext:value-type="float">
            <text:p>1447188544216020000</text:p>
          </table:table-cell>
          <table:table-cell table:formula="of:=([.B41]-[.B$1])/1000000000" office:value-type="float" office:value="422.514075392" calcext:value-type="float">
            <text:p>422.514075392</text:p>
          </table:table-cell>
          <table:table-cell table:formula="of:=[.C41]-[.C40]" office:value-type="float" office:value="10.537824256" calcext:value-type="float">
            <text:p>10.5378242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44718855486582E+018" calcext:value-type="float">
            <text:p>1447188554865820000</text:p>
          </table:table-cell>
          <table:table-cell table:formula="of:=([.B42]-[.B$1])/1000000000" office:value-type="float" office:value="433.163875072" calcext:value-type="float">
            <text:p>433.163875072</text:p>
          </table:table-cell>
          <table:table-cell table:formula="of:=[.C42]-[.C41]" office:value-type="float" office:value="10.64979968" calcext:value-type="float">
            <text:p>10.649799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4718856538235E+018" calcext:value-type="float">
            <text:p>1447188565382350000</text:p>
          </table:table-cell>
          <table:table-cell table:formula="of:=([.B43]-[.B$1])/1000000000" office:value-type="float" office:value="443.680407296" calcext:value-type="float">
            <text:p>443.680407296</text:p>
          </table:table-cell>
          <table:table-cell table:formula="of:=[.C43]-[.C42]" office:value-type="float" office:value="10.516532224" calcext:value-type="float">
            <text:p>10.5165322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44718857590626E+018" calcext:value-type="float">
            <text:p>1447188575906260000</text:p>
          </table:table-cell>
          <table:table-cell table:formula="of:=([.B44]-[.B$1])/1000000000" office:value-type="float" office:value="454.204318208" calcext:value-type="float">
            <text:p>454.204318208</text:p>
          </table:table-cell>
          <table:table-cell table:formula="of:=[.C44]-[.C43]" office:value-type="float" office:value="10.523910912" calcext:value-type="float">
            <text:p>10.5239109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4471885864478E+018" calcext:value-type="float">
            <text:p>1447188586447800000</text:p>
          </table:table-cell>
          <table:table-cell table:formula="of:=([.B45]-[.B$1])/1000000000" office:value-type="float" office:value="464.745860608" calcext:value-type="float">
            <text:p>464.745860608</text:p>
          </table:table-cell>
          <table:table-cell table:formula="of:=[.C45]-[.C44]" office:value-type="float" office:value="10.5415424" calcext:value-type="float">
            <text:p>10.54154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44718859698487E+018" calcext:value-type="float">
            <text:p>1447188596984870000</text:p>
          </table:table-cell>
          <table:table-cell table:formula="of:=([.B46]-[.B$1])/1000000000" office:value-type="float" office:value="475.282927104" calcext:value-type="float">
            <text:p>475.282927104</text:p>
          </table:table-cell>
          <table:table-cell table:formula="of:=[.C46]-[.C45]" office:value-type="float" office:value="10.537066496" calcext:value-type="float">
            <text:p>10.53706649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4718860751416E+018" calcext:value-type="float">
            <text:p>1447188607514160000</text:p>
          </table:table-cell>
          <table:table-cell table:formula="of:=([.B47]-[.B$1])/1000000000" office:value-type="float" office:value="485.812215808" calcext:value-type="float">
            <text:p>485.812215808</text:p>
          </table:table-cell>
          <table:table-cell table:formula="of:=[.C47]-[.C46]" office:value-type="float" office:value="10.529288704" calcext:value-type="float">
            <text:p>10.52928870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4718861815072E+018" calcext:value-type="float">
            <text:p>1447188618150720000</text:p>
          </table:table-cell>
          <table:table-cell table:formula="of:=([.B48]-[.B$1])/1000000000" office:value-type="float" office:value="496.448774144" calcext:value-type="float">
            <text:p>496.448774144</text:p>
          </table:table-cell>
          <table:table-cell table:formula="of:=[.C48]-[.C47]" office:value-type="float" office:value="10.636558336" calcext:value-type="float">
            <text:p>10.63655833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4718862868699E+018" calcext:value-type="float">
            <text:p>1447188628686990000</text:p>
          </table:table-cell>
          <table:table-cell table:formula="of:=([.B49]-[.B$1])/1000000000" office:value-type="float" office:value="506.98504704" calcext:value-type="float">
            <text:p>506.98504704</text:p>
          </table:table-cell>
          <table:table-cell table:formula="of:=[.C49]-[.C48]" office:value-type="float" office:value="10.536272896" calcext:value-type="float">
            <text:p>10.5362728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4718863922377E+018" calcext:value-type="float">
            <text:p>1447188639223770000</text:p>
          </table:table-cell>
          <table:table-cell table:formula="of:=([.B50]-[.B$1])/1000000000" office:value-type="float" office:value="517.521828352" calcext:value-type="float">
            <text:p>517.521828352</text:p>
          </table:table-cell>
          <table:table-cell table:formula="of:=[.C50]-[.C49]" office:value-type="float" office:value="10.5367813120001" calcext:value-type="float">
            <text:p>10.5367813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4471886498516E+018" calcext:value-type="float">
            <text:p>1447188649851600000</text:p>
          </table:table-cell>
          <table:table-cell table:formula="of:=([.B51]-[.B$1])/1000000000" office:value-type="float" office:value="528.149660672" calcext:value-type="float">
            <text:p>528.149660672</text:p>
          </table:table-cell>
          <table:table-cell table:formula="of:=[.C51]-[.C50]" office:value-type="float" office:value="10.6278323199999" calcext:value-type="float">
            <text:p>10.627832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47188660377E+018" calcext:value-type="float">
            <text:p>1447188660377000000</text:p>
          </table:table-cell>
          <table:table-cell table:formula="of:=([.B52]-[.B$1])/1000000000" office:value-type="float" office:value="538.675062784" calcext:value-type="float">
            <text:p>538.675062784</text:p>
          </table:table-cell>
          <table:table-cell table:formula="of:=[.C52]-[.C51]" office:value-type="float" office:value="10.5254021120001" calcext:value-type="float">
            <text:p>10.5254021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44718867089836E+018" calcext:value-type="float">
            <text:p>1447188670898360000</text:p>
          </table:table-cell>
          <table:table-cell table:formula="of:=([.B53]-[.B$1])/1000000000" office:value-type="float" office:value="549.196422912" calcext:value-type="float">
            <text:p>549.196422912</text:p>
          </table:table-cell>
          <table:table-cell table:formula="of:=[.C53]-[.C52]" office:value-type="float" office:value="10.521360128" calcext:value-type="float">
            <text:p>10.52136012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44718868144318E+018" calcext:value-type="float">
            <text:p>1447188681443180000</text:p>
          </table:table-cell>
          <table:table-cell table:formula="of:=([.B54]-[.B$1])/1000000000" office:value-type="float" office:value="559.741234176" calcext:value-type="float">
            <text:p>559.741234176</text:p>
          </table:table-cell>
          <table:table-cell table:formula="of:=[.C54]-[.C53]" office:value-type="float" office:value="10.544811264" calcext:value-type="float">
            <text:p>10.54481126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44718869198015E+018" calcext:value-type="float">
            <text:p>1447188691980150000</text:p>
          </table:table-cell>
          <table:table-cell table:formula="of:=([.B55]-[.B$1])/1000000000" office:value-type="float" office:value="570.278206464" calcext:value-type="float">
            <text:p>570.278206464</text:p>
          </table:table-cell>
          <table:table-cell table:formula="of:=[.C55]-[.C54]" office:value-type="float" office:value="10.536972288" calcext:value-type="float">
            <text:p>10.53697228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44718870251654E+018" calcext:value-type="float">
            <text:p>1447188702516540000</text:p>
          </table:table-cell>
          <table:table-cell table:formula="of:=([.B56]-[.B$1])/1000000000" office:value-type="float" office:value="580.814595584" calcext:value-type="float">
            <text:p>580.814595584</text:p>
          </table:table-cell>
          <table:table-cell table:formula="of:=[.C56]-[.C55]" office:value-type="float" office:value="10.53638912" calcext:value-type="float">
            <text:p>10.536389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44718871317604E+018" calcext:value-type="float">
            <text:p>1447188713176040000</text:p>
          </table:table-cell>
          <table:table-cell table:formula="of:=([.B57]-[.B$1])/1000000000" office:value-type="float" office:value="591.474095104" calcext:value-type="float">
            <text:p>591.474095104</text:p>
          </table:table-cell>
          <table:table-cell table:formula="of:=[.C57]-[.C56]" office:value-type="float" office:value="10.6594995199999" calcext:value-type="float">
            <text:p>10.6594995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471887237134E+018" calcext:value-type="float">
            <text:p>1447188723713400000</text:p>
          </table:table-cell>
          <table:table-cell table:formula="of:=([.B58]-[.B$1])/1000000000" office:value-type="float" office:value="602.011454976" calcext:value-type="float">
            <text:p>602.011454976</text:p>
          </table:table-cell>
          <table:table-cell table:formula="of:=[.C58]-[.C57]" office:value-type="float" office:value="10.537359872" calcext:value-type="float">
            <text:p>10.5373598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44718873435472E+018" calcext:value-type="float">
            <text:p>1447188734354720000</text:p>
          </table:table-cell>
          <table:table-cell table:formula="of:=([.B59]-[.B$1])/1000000000" office:value-type="float" office:value="612.65278208" calcext:value-type="float">
            <text:p>612.65278208</text:p>
          </table:table-cell>
          <table:table-cell table:formula="of:=[.C59]-[.C58]" office:value-type="float" office:value="10.641327104" calcext:value-type="float">
            <text:p>10.64132710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44718874489045E+018" calcext:value-type="float">
            <text:p>1447188744890450000</text:p>
          </table:table-cell>
          <table:table-cell table:formula="of:=([.B60]-[.B$1])/1000000000" office:value-type="float" office:value="623.188504064" calcext:value-type="float">
            <text:p>623.188504064</text:p>
          </table:table-cell>
          <table:table-cell table:formula="of:=[.C60]-[.C59]" office:value-type="float" office:value="10.535721984" calcext:value-type="float">
            <text:p>10.53572198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4718875542661E+018" calcext:value-type="float">
            <text:p>1447188755426610000</text:p>
          </table:table-cell>
          <table:table-cell table:formula="of:=([.B61]-[.B$1])/1000000000" office:value-type="float" office:value="633.724673024" calcext:value-type="float">
            <text:p>633.724673024</text:p>
          </table:table-cell>
          <table:table-cell table:formula="of:=[.C61]-[.C60]" office:value-type="float" office:value="10.5361689600001" calcext:value-type="float">
            <text:p>10.5361689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44718876595835E+018" calcext:value-type="float">
            <text:p>1447188765958350000</text:p>
          </table:table-cell>
          <table:table-cell table:formula="of:=([.B62]-[.B$1])/1000000000" office:value-type="float" office:value="644.256410368" calcext:value-type="float">
            <text:p>644.256410368</text:p>
          </table:table-cell>
          <table:table-cell table:formula="of:=[.C62]-[.C61]" office:value-type="float" office:value="10.531737344" calcext:value-type="float">
            <text:p>10.53173734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44718877648401E+018" calcext:value-type="float">
            <text:p>1447188776484010000</text:p>
          </table:table-cell>
          <table:table-cell table:formula="of:=([.B63]-[.B$1])/1000000000" office:value-type="float" office:value="654.782068736" calcext:value-type="float">
            <text:p>654.782068736</text:p>
          </table:table-cell>
          <table:table-cell table:formula="of:=[.C63]-[.C62]" office:value-type="float" office:value="10.525658368" calcext:value-type="float">
            <text:p>10.52565836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4718878701336E+018" calcext:value-type="float">
            <text:p>1447188787013360000</text:p>
          </table:table-cell>
          <table:table-cell table:formula="of:=([.B64]-[.B$1])/1000000000" office:value-type="float" office:value="665.31141888" calcext:value-type="float">
            <text:p>665.31141888</text:p>
          </table:table-cell>
          <table:table-cell table:formula="of:=[.C64]-[.C63]" office:value-type="float" office:value="10.529350144" calcext:value-type="float">
            <text:p>10.52935014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44718879765454E+018" calcext:value-type="float">
            <text:p>1447188797654540000</text:p>
          </table:table-cell>
          <table:table-cell table:formula="of:=([.B65]-[.B$1])/1000000000" office:value-type="float" office:value="675.952598272" calcext:value-type="float">
            <text:p>675.952598272</text:p>
          </table:table-cell>
          <table:table-cell table:formula="of:=[.C65]-[.C64]" office:value-type="float" office:value="10.641179392" calcext:value-type="float">
            <text:p>10.64117939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44718880818775E+018" calcext:value-type="float">
            <text:p>1447188808187750000</text:p>
          </table:table-cell>
          <table:table-cell table:formula="of:=([.B66]-[.B$1])/1000000000" office:value-type="float" office:value="686.485812992" calcext:value-type="float">
            <text:p>686.485812992</text:p>
          </table:table-cell>
          <table:table-cell table:formula="of:=[.C66]-[.C65]" office:value-type="float" office:value="10.5332147199999" calcext:value-type="float">
            <text:p>10.533214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4718881872077E+018" calcext:value-type="float">
            <text:p>1447188818720770000</text:p>
          </table:table-cell>
          <table:table-cell table:formula="of:=([.B67]-[.B$1])/1000000000" office:value-type="float" office:value="697.018831872" calcext:value-type="float">
            <text:p>697.018831872</text:p>
          </table:table-cell>
          <table:table-cell table:formula="of:=[.C67]-[.C66]" office:value-type="float" office:value="10.53301888" calcext:value-type="float">
            <text:p>10.533018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44718882938461E+018" calcext:value-type="float">
            <text:p>1447188829384610000</text:p>
          </table:table-cell>
          <table:table-cell table:formula="of:=([.B68]-[.B$1])/1000000000" office:value-type="float" office:value="707.682671872" calcext:value-type="float">
            <text:p>707.682671872</text:p>
          </table:table-cell>
          <table:table-cell table:formula="of:=[.C68]-[.C67]" office:value-type="float" office:value="10.6638400000001" calcext:value-type="float">
            <text:p>10.6638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44718883991823E+018" calcext:value-type="float">
            <text:p>1447188839918230000</text:p>
          </table:table-cell>
          <table:table-cell table:formula="of:=([.B69]-[.B$1])/1000000000" office:value-type="float" office:value="718.21628672" calcext:value-type="float">
            <text:p>718.21628672</text:p>
          </table:table-cell>
          <table:table-cell table:formula="of:=[.C69]-[.C68]" office:value-type="float" office:value="10.533614848" calcext:value-type="float">
            <text:p>10.53361484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4718885045135E+018" calcext:value-type="float">
            <text:p>1447188850451350000</text:p>
          </table:table-cell>
          <table:table-cell table:formula="of:=([.B70]-[.B$1])/1000000000" office:value-type="float" office:value="728.749409792" calcext:value-type="float">
            <text:p>728.749409792</text:p>
          </table:table-cell>
          <table:table-cell table:formula="of:=[.C70]-[.C69]" office:value-type="float" office:value="10.5331230720001" calcext:value-type="float">
            <text:p>10.5331230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44718886110309E+018" calcext:value-type="float">
            <text:p>1447188861103090000</text:p>
          </table:table-cell>
          <table:table-cell table:formula="of:=([.B71]-[.B$1])/1000000000" office:value-type="float" office:value="739.401147136" calcext:value-type="float">
            <text:p>739.401147136</text:p>
          </table:table-cell>
          <table:table-cell table:formula="of:=[.C71]-[.C70]" office:value-type="float" office:value="10.6517373439999" calcext:value-type="float">
            <text:p>10.65173734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4471888716271E+018" calcext:value-type="float">
            <text:p>1447188871627100000</text:p>
          </table:table-cell>
          <table:table-cell table:formula="of:=([.B72]-[.B$1])/1000000000" office:value-type="float" office:value="749.925160448" calcext:value-type="float">
            <text:p>749.925160448</text:p>
          </table:table-cell>
          <table:table-cell table:formula="of:=[.C72]-[.C71]" office:value-type="float" office:value="10.5240133120001" calcext:value-type="float">
            <text:p>10.52401331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4718888215785E+018" calcext:value-type="float">
            <text:p>1447188882157850000</text:p>
          </table:table-cell>
          <table:table-cell table:formula="of:=([.B73]-[.B$1])/1000000000" office:value-type="float" office:value="760.455905536" calcext:value-type="float">
            <text:p>760.455905536</text:p>
          </table:table-cell>
          <table:table-cell table:formula="of:=[.C73]-[.C72]" office:value-type="float" office:value="10.530745088" calcext:value-type="float">
            <text:p>10.53074508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44718889270819E+018" calcext:value-type="float">
            <text:p>1447188892708190000</text:p>
          </table:table-cell>
          <table:table-cell table:formula="of:=([.B74]-[.B$1])/1000000000" office:value-type="float" office:value="771.00624384" calcext:value-type="float">
            <text:p>771.00624384</text:p>
          </table:table-cell>
          <table:table-cell table:formula="of:=[.C74]-[.C73]" office:value-type="float" office:value="10.550338304" calcext:value-type="float">
            <text:p>10.55033830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44718890324637E+018" calcext:value-type="float">
            <text:p>1447188903246370000</text:p>
          </table:table-cell>
          <table:table-cell table:formula="of:=([.B75]-[.B$1])/1000000000" office:value-type="float" office:value="781.544432896" calcext:value-type="float">
            <text:p>781.544432896</text:p>
          </table:table-cell>
          <table:table-cell table:formula="of:=[.C75]-[.C74]" office:value-type="float" office:value="10.538189056" calcext:value-type="float">
            <text:p>10.53818905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44718891388244E+018" calcext:value-type="float">
            <text:p>1447188913882440000</text:p>
          </table:table-cell>
          <table:table-cell table:formula="of:=([.B76]-[.B$1])/1000000000" office:value-type="float" office:value="792.180503552" calcext:value-type="float">
            <text:p>792.180503552</text:p>
          </table:table-cell>
          <table:table-cell table:formula="of:=[.C76]-[.C75]" office:value-type="float" office:value="10.636070656" calcext:value-type="float">
            <text:p>10.63607065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44718892441672E+018" calcext:value-type="float">
            <text:p>1447188924416720000</text:p>
          </table:table-cell>
          <table:table-cell table:formula="of:=([.B77]-[.B$1])/1000000000" office:value-type="float" office:value="802.71478272" calcext:value-type="float">
            <text:p>802.71478272</text:p>
          </table:table-cell>
          <table:table-cell table:formula="of:=[.C77]-[.C76]" office:value-type="float" office:value="10.534279168" calcext:value-type="float">
            <text:p>10.53427916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44718893495093E+018" calcext:value-type="float">
            <text:p>1447188934950930000</text:p>
          </table:table-cell>
          <table:table-cell table:formula="of:=([.B78]-[.B$1])/1000000000" office:value-type="float" office:value="813.248987136" calcext:value-type="float">
            <text:p>813.248987136</text:p>
          </table:table-cell>
          <table:table-cell table:formula="of:=[.C78]-[.C77]" office:value-type="float" office:value="10.534204416" calcext:value-type="float">
            <text:p>10.53420441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4718894560106E+018" calcext:value-type="float">
            <text:p>1447188945601060000</text:p>
          </table:table-cell>
          <table:table-cell table:formula="of:=([.B79]-[.B$1])/1000000000" office:value-type="float" office:value="823.899119872" calcext:value-type="float">
            <text:p>823.899119872</text:p>
          </table:table-cell>
          <table:table-cell table:formula="of:=[.C79]-[.C78]" office:value-type="float" office:value="10.650132736" calcext:value-type="float">
            <text:p>10.65013273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4471889561363E+018" calcext:value-type="float">
            <text:p>1447188956136300000</text:p>
          </table:table-cell>
          <table:table-cell table:formula="of:=([.B80]-[.B$1])/1000000000" office:value-type="float" office:value="834.434359808" calcext:value-type="float">
            <text:p>834.434359808</text:p>
          </table:table-cell>
          <table:table-cell table:formula="of:=[.C80]-[.C79]" office:value-type="float" office:value="10.5352399359999" calcext:value-type="float">
            <text:p>10.53523993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44718896666172E+018" calcext:value-type="float">
            <text:p>1447188966661720000</text:p>
          </table:table-cell>
          <table:table-cell table:formula="of:=([.B81]-[.B$1])/1000000000" office:value-type="float" office:value="844.959777792" calcext:value-type="float">
            <text:p>844.959777792</text:p>
          </table:table-cell>
          <table:table-cell table:formula="of:=[.C81]-[.C80]" office:value-type="float" office:value="10.525417984" calcext:value-type="float">
            <text:p>10.52541798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4718897720088E+018" calcext:value-type="float">
            <text:p>1447188977200880000</text:p>
          </table:table-cell>
          <table:table-cell table:formula="of:=([.B82]-[.B$1])/1000000000" office:value-type="float" office:value="855.498937344" calcext:value-type="float">
            <text:p>855.498937344</text:p>
          </table:table-cell>
          <table:table-cell table:formula="of:=[.C82]-[.C81]" office:value-type="float" office:value="10.539159552" calcext:value-type="float">
            <text:p>10.53915955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44718898772281E+018" calcext:value-type="float">
            <text:p>1447188987722810000</text:p>
          </table:table-cell>
          <table:table-cell table:formula="of:=([.B83]-[.B$1])/1000000000" office:value-type="float" office:value="866.020871936" calcext:value-type="float">
            <text:p>866.020871936</text:p>
          </table:table-cell>
          <table:table-cell table:formula="of:=[.C83]-[.C82]" office:value-type="float" office:value="10.5219345920001" calcext:value-type="float">
            <text:p>10.52193459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4718899826E+018" calcext:value-type="float">
            <text:p>1447188998260000000</text:p>
          </table:table-cell>
          <table:table-cell table:formula="of:=([.B84]-[.B$1])/1000000000" office:value-type="float" office:value="876.55805952" calcext:value-type="float">
            <text:p>876.55805952</text:p>
          </table:table-cell>
          <table:table-cell table:formula="of:=[.C84]-[.C83]" office:value-type="float" office:value="10.537187584" calcext:value-type="float">
            <text:p>10.53718758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4718900891288E+018" calcext:value-type="float">
            <text:p>1447189008912880000</text:p>
          </table:table-cell>
          <table:table-cell table:formula="of:=([.B85]-[.B$1])/1000000000" office:value-type="float" office:value="887.210935808" calcext:value-type="float">
            <text:p>887.210935808</text:p>
          </table:table-cell>
          <table:table-cell table:formula="of:=[.C85]-[.C84]" office:value-type="float" office:value="10.652876288" calcext:value-type="float">
            <text:p>10.6528762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4718901944988E+018" calcext:value-type="float">
            <text:p>1447189019449880000</text:p>
          </table:table-cell>
          <table:table-cell table:formula="of:=([.B86]-[.B$1])/1000000000" office:value-type="float" office:value="897.747937792" calcext:value-type="float">
            <text:p>897.747937792</text:p>
          </table:table-cell>
          <table:table-cell table:formula="of:=[.C86]-[.C85]" office:value-type="float" office:value="10.537001984" calcext:value-type="float">
            <text:p>10.53700198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44718902998622E+018" calcext:value-type="float">
            <text:p>1447189029986220000</text:p>
          </table:table-cell>
          <table:table-cell table:formula="of:=([.B87]-[.B$1])/1000000000" office:value-type="float" office:value="908.284279552" calcext:value-type="float">
            <text:p>908.284279552</text:p>
          </table:table-cell>
          <table:table-cell table:formula="of:=[.C87]-[.C86]" office:value-type="float" office:value="10.53634176" calcext:value-type="float">
            <text:p>10.5363417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4718904061668E+018" calcext:value-type="float">
            <text:p>1447189040616680000</text:p>
          </table:table-cell>
          <table:table-cell table:formula="of:=([.B88]-[.B$1])/1000000000" office:value-type="float" office:value="918.914737408" calcext:value-type="float">
            <text:p>918.914737408</text:p>
          </table:table-cell>
          <table:table-cell table:formula="of:=[.C88]-[.C87]" office:value-type="float" office:value="10.6304578559999" calcext:value-type="float">
            <text:p>10.63045785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44718905115164E+018" calcext:value-type="float">
            <text:p>1447189051151640000</text:p>
          </table:table-cell>
          <table:table-cell table:formula="of:=([.B89]-[.B$1])/1000000000" office:value-type="float" office:value="929.449699072" calcext:value-type="float">
            <text:p>929.449699072</text:p>
          </table:table-cell>
          <table:table-cell table:formula="of:=[.C89]-[.C88]" office:value-type="float" office:value="10.5349616640001" calcext:value-type="float">
            <text:p>10.53496166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47189061683E+018" calcext:value-type="float">
            <text:p>1447189061683000000</text:p>
          </table:table-cell>
          <table:table-cell table:formula="of:=([.B90]-[.B$1])/1000000000" office:value-type="float" office:value="939.981060608" calcext:value-type="float">
            <text:p>939.981060608</text:p>
          </table:table-cell>
          <table:table-cell table:formula="of:=[.C90]-[.C89]" office:value-type="float" office:value="10.531361536" calcext:value-type="float">
            <text:p>10.53136153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4718907220773E+018" calcext:value-type="float">
            <text:p>1447189072207730000</text:p>
          </table:table-cell>
          <table:table-cell table:formula="of:=([.B91]-[.B$1])/1000000000" office:value-type="float" office:value="950.505783808" calcext:value-type="float">
            <text:p>950.505783808</text:p>
          </table:table-cell>
          <table:table-cell table:formula="of:=[.C91]-[.C90]" office:value-type="float" office:value="10.5247232" calcext:value-type="float">
            <text:p>10.524723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4718908273772E+018" calcext:value-type="float">
            <text:p>1447189082737720000</text:p>
          </table:table-cell>
          <table:table-cell table:formula="of:=([.B92]-[.B$1])/1000000000" office:value-type="float" office:value="961.03578112" calcext:value-type="float">
            <text:p>961.03578112</text:p>
          </table:table-cell>
          <table:table-cell table:formula="of:=[.C92]-[.C91]" office:value-type="float" office:value="10.529997312" calcext:value-type="float">
            <text:p>10.52999731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471890933509E+018" calcext:value-type="float">
            <text:p>1447189093350900000</text:p>
          </table:table-cell>
          <table:table-cell table:formula="of:=([.B93]-[.B$1])/1000000000" office:value-type="float" office:value="971.648961792" calcext:value-type="float">
            <text:p>971.648961792</text:p>
          </table:table-cell>
          <table:table-cell table:formula="of:=[.C93]-[.C92]" office:value-type="float" office:value="10.613180672" calcext:value-type="float">
            <text:p>10.61318067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4718910389582E+018" calcext:value-type="float">
            <text:p>1447189103895820000</text:p>
          </table:table-cell>
          <table:table-cell table:formula="of:=([.B94]-[.B$1])/1000000000" office:value-type="float" office:value="982.193876992" calcext:value-type="float">
            <text:p>982.193876992</text:p>
          </table:table-cell>
          <table:table-cell table:formula="of:=[.C94]-[.C93]" office:value-type="float" office:value="10.5449152" calcext:value-type="float">
            <text:p>10.544915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44718911442902E+018" calcext:value-type="float">
            <text:p>1447189114429020000</text:p>
          </table:table-cell>
          <table:table-cell table:formula="of:=([.B95]-[.B$1])/1000000000" office:value-type="float" office:value="992.727079424" calcext:value-type="float">
            <text:p>992.727079424</text:p>
          </table:table-cell>
          <table:table-cell table:formula="of:=[.C95]-[.C94]" office:value-type="float" office:value="10.5332024319999" calcext:value-type="float">
            <text:p>10.53320243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44718912505233E+018" calcext:value-type="float">
            <text:p>1447189125052330000</text:p>
          </table:table-cell>
          <table:table-cell table:formula="of:=([.B96]-[.B$1])/1000000000" office:value-type="float" office:value="1003.350388736" calcext:value-type="float">
            <text:p>1003.350388736</text:p>
          </table:table-cell>
          <table:table-cell table:formula="of:=[.C96]-[.C95]" office:value-type="float" office:value="10.6233093120001" calcext:value-type="float">
            <text:p>10.62330931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4718913558775E+018" calcext:value-type="float">
            <text:p>1447189135587750000</text:p>
          </table:table-cell>
          <table:table-cell table:formula="of:=([.B97]-[.B$1])/1000000000" office:value-type="float" office:value="1013.88580864" calcext:value-type="float">
            <text:p>1013.88580864</text:p>
          </table:table-cell>
          <table:table-cell table:formula="of:=[.C97]-[.C96]" office:value-type="float" office:value="10.535419904" calcext:value-type="float">
            <text:p>10.53541990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4718914612248E+018" calcext:value-type="float">
            <text:p>1447189146122480000</text:p>
          </table:table-cell>
          <table:table-cell table:formula="of:=([.B98]-[.B$1])/1000000000" office:value-type="float" office:value="1024.42054144" calcext:value-type="float">
            <text:p>1024.42054144</text:p>
          </table:table-cell>
          <table:table-cell table:formula="of:=[.C98]-[.C97]" office:value-type="float" office:value="10.5347328" calcext:value-type="float">
            <text:p>10.534732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4718915676147E+018" calcext:value-type="float">
            <text:p>1447189156761470000</text:p>
          </table:table-cell>
          <table:table-cell table:formula="of:=([.B99]-[.B$1])/1000000000" office:value-type="float" office:value="1035.059528704" calcext:value-type="float">
            <text:p>1035.059528704</text:p>
          </table:table-cell>
          <table:table-cell table:formula="of:=[.C99]-[.C98]" office:value-type="float" office:value="10.638987264" calcext:value-type="float">
            <text:p>10.63898726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4718916730699E+018" calcext:value-type="float">
            <text:p>1447189167306990000</text:p>
          </table:table-cell>
          <table:table-cell table:formula="of:=([.B100]-[.B$1])/1000000000" office:value-type="float" office:value="1045.605047296" calcext:value-type="float">
            <text:p>1045.605047296</text:p>
          </table:table-cell>
          <table:table-cell table:formula="of:=[.C100]-[.C99]" office:value-type="float" office:value="10.545518592" calcext:value-type="float">
            <text:p>10.54551859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4718917782967E+018" calcext:value-type="float">
            <text:p>1447189177829670000</text:p>
          </table:table-cell>
          <table:table-cell table:formula="of:=([.B101]-[.B$1])/1000000000" office:value-type="float" office:value="1056.127725056" calcext:value-type="float">
            <text:p>1056.127725056</text:p>
          </table:table-cell>
          <table:table-cell table:formula="of:=[.C101]-[.C100]" office:value-type="float" office:value="10.5226777599999" calcext:value-type="float">
            <text:p>10.5226777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4718918836989E+018" calcext:value-type="float">
            <text:p>1447189188369890000</text:p>
          </table:table-cell>
          <table:table-cell table:formula="of:=([.B102]-[.B$1])/1000000000" office:value-type="float" office:value="1066.667947008" calcext:value-type="float">
            <text:p>1066.667947008</text:p>
          </table:table-cell>
          <table:table-cell table:formula="of:=[.C102]-[.C101]" office:value-type="float" office:value="10.5402219520001" calcext:value-type="float">
            <text:p>10.54022195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4718919890301E+018" calcext:value-type="float">
            <text:p>1447189198903010000</text:p>
          </table:table-cell>
          <table:table-cell table:formula="of:=([.B103]-[.B$1])/1000000000" office:value-type="float" office:value="1077.201070848" calcext:value-type="float">
            <text:p>1077.201070848</text:p>
          </table:table-cell>
          <table:table-cell table:formula="of:=[.C103]-[.C102]" office:value-type="float" office:value="10.5331238399999" calcext:value-type="float">
            <text:p>10.5331238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4718920943651E+018" calcext:value-type="float">
            <text:p>1447189209436510000</text:p>
          </table:table-cell>
          <table:table-cell table:formula="of:=([.B104]-[.B$1])/1000000000" office:value-type="float" office:value="1087.734569472" calcext:value-type="float">
            <text:p>1087.734569472</text:p>
          </table:table-cell>
          <table:table-cell table:formula="of:=[.C104]-[.C103]" office:value-type="float" office:value="10.533498624" calcext:value-type="float">
            <text:p>10.53349862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4718922008019E+018" calcext:value-type="float">
            <text:p>1447189220080190000</text:p>
          </table:table-cell>
          <table:table-cell table:formula="of:=([.B105]-[.B$1])/1000000000" office:value-type="float" office:value="1098.378245888" calcext:value-type="float">
            <text:p>1098.378245888</text:p>
          </table:table-cell>
          <table:table-cell table:formula="of:=[.C105]-[.C104]" office:value-type="float" office:value="10.6436764160001" calcext:value-type="float">
            <text:p>10.64367641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4718923061309E+018" calcext:value-type="float">
            <text:p>1447189230613090000</text:p>
          </table:table-cell>
          <table:table-cell table:formula="of:=([.B106]-[.B$1])/1000000000" office:value-type="float" office:value="1108.91115008" calcext:value-type="float">
            <text:p>1108.91115008</text:p>
          </table:table-cell>
          <table:table-cell table:formula="of:=[.C106]-[.C105]" office:value-type="float" office:value="10.5329041919999" calcext:value-type="float">
            <text:p>10.53290419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4718924114612E+018" calcext:value-type="float">
            <text:p>1447189241146120000</text:p>
          </table:table-cell>
          <table:table-cell table:formula="of:=([.B107]-[.B$1])/1000000000" office:value-type="float" office:value="1119.444174592" calcext:value-type="float">
            <text:p>1119.444174592</text:p>
          </table:table-cell>
          <table:table-cell table:formula="of:=[.C107]-[.C106]" office:value-type="float" office:value="10.5330245120001" calcext:value-type="float">
            <text:p>10.53302451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4718925176232E+018" calcext:value-type="float">
            <text:p>1447189251762320000</text:p>
          </table:table-cell>
          <table:table-cell table:formula="of:=([.B108]-[.B$1])/1000000000" office:value-type="float" office:value="1130.060382976" calcext:value-type="float">
            <text:p>1130.060382976</text:p>
          </table:table-cell>
          <table:table-cell table:formula="of:=[.C108]-[.C107]" office:value-type="float" office:value="10.6162083839999" calcext:value-type="float">
            <text:p>10.61620838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4718926230056E+018" calcext:value-type="float">
            <text:p>1447189262300560000</text:p>
          </table:table-cell>
          <table:table-cell table:formula="of:=([.B109]-[.B$1])/1000000000" office:value-type="float" office:value="1140.598621696" calcext:value-type="float">
            <text:p>1140.598621696</text:p>
          </table:table-cell>
          <table:table-cell table:formula="of:=[.C109]-[.C108]" office:value-type="float" office:value="10.53823872" calcext:value-type="float">
            <text:p>10.5382387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4718927282953E+018" calcext:value-type="float">
            <text:p>1447189272829530000</text:p>
          </table:table-cell>
          <table:table-cell table:formula="of:=([.B110]-[.B$1])/1000000000" office:value-type="float" office:value="1151.127589632" calcext:value-type="float">
            <text:p>1151.127589632</text:p>
          </table:table-cell>
          <table:table-cell table:formula="of:=[.C110]-[.C109]" office:value-type="float" office:value="10.5289679360001" calcext:value-type="float">
            <text:p>10.52896793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4718928336602E+018" calcext:value-type="float">
            <text:p>1447189283366020000</text:p>
          </table:table-cell>
          <table:table-cell table:formula="of:=([.B111]-[.B$1])/1000000000" office:value-type="float" office:value="1161.664080896" calcext:value-type="float">
            <text:p>1161.664080896</text:p>
          </table:table-cell>
          <table:table-cell table:formula="of:=[.C111]-[.C110]" office:value-type="float" office:value="10.536491264" calcext:value-type="float">
            <text:p>10.53649126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4718929393238E+018" calcext:value-type="float">
            <text:p>1447189293932380000</text:p>
          </table:table-cell>
          <table:table-cell table:formula="of:=([.B112]-[.B$1])/1000000000" office:value-type="float" office:value="1172.230435072" calcext:value-type="float">
            <text:p>1172.230435072</text:p>
          </table:table-cell>
          <table:table-cell table:formula="of:=[.C112]-[.C111]" office:value-type="float" office:value="10.566354176" calcext:value-type="float">
            <text:p>10.5663541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3T12:42:56.678690185</dc:date>
    <meta:document-statistic meta:table-count="1" meta:cell-count="44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6cm" svg:y="4.189cm" style:legend-expansion="high" chart:style-name="ch2"/>
        <chart:plot-area chart:style-name="ch3" table:cell-range-address="Sheet1.C1:Sheet1.D112" svg:x="0.32cm" svg:y="0.18cm" svg:width="12.426cm" svg:height="8.64cm">
          <chartooo:coordinate-region svg:x="0.969cm" svg:y="0.391cm" svg:width="11.378cm" svg:height="7.7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112" chart:class="chart:scatter">
            <chart:domain table:cell-range-address="Sheet1.C1:Sheet1.C112"/>
            <chart:data-point chart:repeated="1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112</svg:desc>
                </draw:g>
              </table:table-cell>
              <table:table-cell office:value-type="float" office:value="0">
                <text:p>0</text:p>
                <draw:g>
                  <svg:desc>Sheet1.D1:Sheet1.D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19499264">
                <text:p>10.519499264</text:p>
              </table:table-cell>
              <table:table-cell office:value-type="float" office:value="10.519499264">
                <text:p>10.519499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157257216">
                <text:p>21.157257216</text:p>
              </table:table-cell>
              <table:table-cell office:value-type="float" office:value="10.637757952">
                <text:p>10.637757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690217472">
                <text:p>31.690217472</text:p>
              </table:table-cell>
              <table:table-cell office:value-type="float" office:value="10.532960256">
                <text:p>10.532960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230027008">
                <text:p>42.230027008</text:p>
              </table:table-cell>
              <table:table-cell office:value-type="float" office:value="10.539809536">
                <text:p>10.539809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760139264">
                <text:p>52.760139264</text:p>
              </table:table-cell>
              <table:table-cell office:value-type="float" office:value="10.530112256">
                <text:p>10.530112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.277679872">
                <text:p>63.277679872</text:p>
              </table:table-cell>
              <table:table-cell office:value-type="float" office:value="10.517540608">
                <text:p>10.517540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.906029056">
                <text:p>73.906029056</text:p>
              </table:table-cell>
              <table:table-cell office:value-type="float" office:value="10.628349184">
                <text:p>10.6283491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.440126208">
                <text:p>84.440126208</text:p>
              </table:table-cell>
              <table:table-cell office:value-type="float" office:value="10.534097152">
                <text:p>10.534097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.973268992">
                <text:p>94.973268992</text:p>
              </table:table-cell>
              <table:table-cell office:value-type="float" office:value="10.533142784">
                <text:p>10.533142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.624756992">
                <text:p>105.624756992</text:p>
              </table:table-cell>
              <table:table-cell office:value-type="float" office:value="10.651488">
                <text:p>10.6514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.169281792">
                <text:p>116.169281792</text:p>
              </table:table-cell>
              <table:table-cell office:value-type="float" office:value="10.5445248">
                <text:p>10.5445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6.70302464">
                <text:p>126.70302464</text:p>
              </table:table-cell>
              <table:table-cell office:value-type="float" office:value="10.533742848">
                <text:p>10.533742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.345604096">
                <text:p>137.345604096</text:p>
              </table:table-cell>
              <table:table-cell office:value-type="float" office:value="10.642579456">
                <text:p>10.642579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.87734016">
                <text:p>147.87734016</text:p>
              </table:table-cell>
              <table:table-cell office:value-type="float" office:value="10.531736064">
                <text:p>10.5317360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8.406906112">
                <text:p>158.406906112</text:p>
              </table:table-cell>
              <table:table-cell office:value-type="float" office:value="10.529565952">
                <text:p>10.529565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.969946368">
                <text:p>168.969946368</text:p>
              </table:table-cell>
              <table:table-cell office:value-type="float" office:value="10.563040256">
                <text:p>10.563040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9.503382272">
                <text:p>179.503382272</text:p>
              </table:table-cell>
              <table:table-cell office:value-type="float" office:value="10.533435904">
                <text:p>10.5334359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.051165696">
                <text:p>190.051165696</text:p>
              </table:table-cell>
              <table:table-cell office:value-type="float" office:value="10.547783424">
                <text:p>10.5477834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.694902784">
                <text:p>200.694902784</text:p>
              </table:table-cell>
              <table:table-cell office:value-type="float" office:value="10.643737088">
                <text:p>10.6437370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1.234205696">
                <text:p>211.234205696</text:p>
              </table:table-cell>
              <table:table-cell office:value-type="float" office:value="10.539302912">
                <text:p>10.5393029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1.888555008">
                <text:p>221.888555008</text:p>
              </table:table-cell>
              <table:table-cell office:value-type="float" office:value="10.654349312">
                <text:p>10.6543493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2.427448576">
                <text:p>232.427448576</text:p>
              </table:table-cell>
              <table:table-cell office:value-type="float" office:value="10.538893568">
                <text:p>10.5388935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2.94496512">
                <text:p>242.94496512</text:p>
              </table:table-cell>
              <table:table-cell office:value-type="float" office:value="10.517516544">
                <text:p>10.5175165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3.483092736">
                <text:p>253.483092736</text:p>
              </table:table-cell>
              <table:table-cell office:value-type="float" office:value="10.538127616">
                <text:p>10.5381276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4.011442176">
                <text:p>264.011442176</text:p>
              </table:table-cell>
              <table:table-cell office:value-type="float" office:value="10.52834944">
                <text:p>10.528349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4.558660096">
                <text:p>274.558660096</text:p>
              </table:table-cell>
              <table:table-cell office:value-type="float" office:value="10.54721792">
                <text:p>10.547217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5.19075072">
                <text:p>285.19075072</text:p>
              </table:table-cell>
              <table:table-cell office:value-type="float" office:value="10.632090624">
                <text:p>10.6320906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5.725078272">
                <text:p>295.725078272</text:p>
              </table:table-cell>
              <table:table-cell office:value-type="float" office:value="10.534327552">
                <text:p>10.5343275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.259734272">
                <text:p>306.259734272</text:p>
              </table:table-cell>
              <table:table-cell office:value-type="float" office:value="10.534656">
                <text:p>10.5346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6.916352512">
                <text:p>316.916352512</text:p>
              </table:table-cell>
              <table:table-cell office:value-type="float" office:value="10.65661824">
                <text:p>10.656618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7.452448768">
                <text:p>327.452448768</text:p>
              </table:table-cell>
              <table:table-cell office:value-type="float" office:value="10.536096256">
                <text:p>10.536096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7.979513344">
                <text:p>337.979513344</text:p>
              </table:table-cell>
              <table:table-cell office:value-type="float" office:value="10.527064576">
                <text:p>10.5270645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8.518158592">
                <text:p>348.518158592</text:p>
              </table:table-cell>
              <table:table-cell office:value-type="float" office:value="10.538645248">
                <text:p>10.5386452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9.062685184">
                <text:p>359.062685184</text:p>
              </table:table-cell>
              <table:table-cell office:value-type="float" office:value="10.544526592">
                <text:p>10.5445265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9.59820032">
                <text:p>369.59820032</text:p>
              </table:table-cell>
              <table:table-cell office:value-type="float" office:value="10.535515136">
                <text:p>10.5355151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.254073344">
                <text:p>380.254073344</text:p>
              </table:table-cell>
              <table:table-cell office:value-type="float" office:value="10.655873024">
                <text:p>10.6558730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.790500608">
                <text:p>390.790500608</text:p>
              </table:table-cell>
              <table:table-cell office:value-type="float" office:value="10.536427264">
                <text:p>10.5364272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1.40716544">
                <text:p>401.40716544</text:p>
              </table:table-cell>
              <table:table-cell office:value-type="float" office:value="10.616664832">
                <text:p>10.6166648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1.976251136">
                <text:p>411.976251136</text:p>
              </table:table-cell>
              <table:table-cell office:value-type="float" office:value="10.5690856959999">
                <text:p>10.569085695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2.514075392">
                <text:p>422.514075392</text:p>
              </table:table-cell>
              <table:table-cell office:value-type="float" office:value="10.537824256">
                <text:p>10.5378242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3.163875072">
                <text:p>433.163875072</text:p>
              </table:table-cell>
              <table:table-cell office:value-type="float" office:value="10.64979968">
                <text:p>10.649799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3.680407296">
                <text:p>443.680407296</text:p>
              </table:table-cell>
              <table:table-cell office:value-type="float" office:value="10.516532224">
                <text:p>10.5165322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4.204318208">
                <text:p>454.204318208</text:p>
              </table:table-cell>
              <table:table-cell office:value-type="float" office:value="10.523910912">
                <text:p>10.5239109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4.745860608">
                <text:p>464.745860608</text:p>
              </table:table-cell>
              <table:table-cell office:value-type="float" office:value="10.5415424">
                <text:p>10.54154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5.282927104">
                <text:p>475.282927104</text:p>
              </table:table-cell>
              <table:table-cell office:value-type="float" office:value="10.537066496">
                <text:p>10.5370664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5.812215808">
                <text:p>485.812215808</text:p>
              </table:table-cell>
              <table:table-cell office:value-type="float" office:value="10.529288704">
                <text:p>10.5292887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6.448774144">
                <text:p>496.448774144</text:p>
              </table:table-cell>
              <table:table-cell office:value-type="float" office:value="10.636558336">
                <text:p>10.6365583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6.98504704">
                <text:p>506.98504704</text:p>
              </table:table-cell>
              <table:table-cell office:value-type="float" office:value="10.536272896">
                <text:p>10.536272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7.521828352">
                <text:p>517.521828352</text:p>
              </table:table-cell>
              <table:table-cell office:value-type="float" office:value="10.5367813120001">
                <text:p>10.536781312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8.149660672">
                <text:p>528.149660672</text:p>
              </table:table-cell>
              <table:table-cell office:value-type="float" office:value="10.6278323199999">
                <text:p>10.6278323199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8.675062784">
                <text:p>538.675062784</text:p>
              </table:table-cell>
              <table:table-cell office:value-type="float" office:value="10.5254021120001">
                <text:p>10.525402112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9.196422912">
                <text:p>549.196422912</text:p>
              </table:table-cell>
              <table:table-cell office:value-type="float" office:value="10.521360128">
                <text:p>10.5213601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9.741234176">
                <text:p>559.741234176</text:p>
              </table:table-cell>
              <table:table-cell office:value-type="float" office:value="10.544811264">
                <text:p>10.5448112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0.278206464">
                <text:p>570.278206464</text:p>
              </table:table-cell>
              <table:table-cell office:value-type="float" office:value="10.536972288">
                <text:p>10.5369722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0.814595584">
                <text:p>580.814595584</text:p>
              </table:table-cell>
              <table:table-cell office:value-type="float" office:value="10.53638912">
                <text:p>10.536389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1.474095104">
                <text:p>591.474095104</text:p>
              </table:table-cell>
              <table:table-cell office:value-type="float" office:value="10.6594995199999">
                <text:p>10.65949951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2.011454976">
                <text:p>602.011454976</text:p>
              </table:table-cell>
              <table:table-cell office:value-type="float" office:value="10.537359872">
                <text:p>10.5373598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2.65278208">
                <text:p>612.65278208</text:p>
              </table:table-cell>
              <table:table-cell office:value-type="float" office:value="10.641327104">
                <text:p>10.6413271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3.188504064">
                <text:p>623.188504064</text:p>
              </table:table-cell>
              <table:table-cell office:value-type="float" office:value="10.535721984">
                <text:p>10.5357219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3.724673024">
                <text:p>633.724673024</text:p>
              </table:table-cell>
              <table:table-cell office:value-type="float" office:value="10.5361689600001">
                <text:p>10.53616896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4.256410368">
                <text:p>644.256410368</text:p>
              </table:table-cell>
              <table:table-cell office:value-type="float" office:value="10.531737344">
                <text:p>10.5317373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4.782068736">
                <text:p>654.782068736</text:p>
              </table:table-cell>
              <table:table-cell office:value-type="float" office:value="10.525658368">
                <text:p>10.5256583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5.31141888">
                <text:p>665.31141888</text:p>
              </table:table-cell>
              <table:table-cell office:value-type="float" office:value="10.529350144">
                <text:p>10.5293501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5.952598272">
                <text:p>675.952598272</text:p>
              </table:table-cell>
              <table:table-cell office:value-type="float" office:value="10.641179392">
                <text:p>10.6411793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6.485812992">
                <text:p>686.485812992</text:p>
              </table:table-cell>
              <table:table-cell office:value-type="float" office:value="10.5332147199999">
                <text:p>10.53321471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7.018831872">
                <text:p>697.018831872</text:p>
              </table:table-cell>
              <table:table-cell office:value-type="float" office:value="10.53301888">
                <text:p>10.533018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7.682671872">
                <text:p>707.682671872</text:p>
              </table:table-cell>
              <table:table-cell office:value-type="float" office:value="10.6638400000001">
                <text:p>10.66384000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8.21628672">
                <text:p>718.21628672</text:p>
              </table:table-cell>
              <table:table-cell office:value-type="float" office:value="10.533614848">
                <text:p>10.5336148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8.749409792">
                <text:p>728.749409792</text:p>
              </table:table-cell>
              <table:table-cell office:value-type="float" office:value="10.5331230720001">
                <text:p>10.533123072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9.401147136">
                <text:p>739.401147136</text:p>
              </table:table-cell>
              <table:table-cell office:value-type="float" office:value="10.6517373439999">
                <text:p>10.6517373439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9.925160448">
                <text:p>749.925160448</text:p>
              </table:table-cell>
              <table:table-cell office:value-type="float" office:value="10.5240133120001">
                <text:p>10.524013312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60.455905536">
                <text:p>760.455905536</text:p>
              </table:table-cell>
              <table:table-cell office:value-type="float" office:value="10.530745088">
                <text:p>10.5307450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1.00624384">
                <text:p>771.00624384</text:p>
              </table:table-cell>
              <table:table-cell office:value-type="float" office:value="10.550338304">
                <text:p>10.5503383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1.544432896">
                <text:p>781.544432896</text:p>
              </table:table-cell>
              <table:table-cell office:value-type="float" office:value="10.538189056">
                <text:p>10.5381890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2.180503552">
                <text:p>792.180503552</text:p>
              </table:table-cell>
              <table:table-cell office:value-type="float" office:value="10.636070656">
                <text:p>10.6360706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2.71478272">
                <text:p>802.71478272</text:p>
              </table:table-cell>
              <table:table-cell office:value-type="float" office:value="10.534279168">
                <text:p>10.5342791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13.248987136">
                <text:p>813.248987136</text:p>
              </table:table-cell>
              <table:table-cell office:value-type="float" office:value="10.534204416">
                <text:p>10.5342044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23.899119872">
                <text:p>823.899119872</text:p>
              </table:table-cell>
              <table:table-cell office:value-type="float" office:value="10.650132736">
                <text:p>10.6501327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4.434359808">
                <text:p>834.434359808</text:p>
              </table:table-cell>
              <table:table-cell office:value-type="float" office:value="10.5352399359999">
                <text:p>10.535239935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4.959777792">
                <text:p>844.959777792</text:p>
              </table:table-cell>
              <table:table-cell office:value-type="float" office:value="10.525417984">
                <text:p>10.5254179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5.498937344">
                <text:p>855.498937344</text:p>
              </table:table-cell>
              <table:table-cell office:value-type="float" office:value="10.539159552">
                <text:p>10.5391595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6.020871936">
                <text:p>866.020871936</text:p>
              </table:table-cell>
              <table:table-cell office:value-type="float" office:value="10.5219345920001">
                <text:p>10.521934592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76.55805952">
                <text:p>876.55805952</text:p>
              </table:table-cell>
              <table:table-cell office:value-type="float" office:value="10.537187584">
                <text:p>10.5371875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87.210935808">
                <text:p>887.210935808</text:p>
              </table:table-cell>
              <table:table-cell office:value-type="float" office:value="10.652876288">
                <text:p>10.6528762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7.747937792">
                <text:p>897.747937792</text:p>
              </table:table-cell>
              <table:table-cell office:value-type="float" office:value="10.537001984">
                <text:p>10.5370019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8.284279552">
                <text:p>908.284279552</text:p>
              </table:table-cell>
              <table:table-cell office:value-type="float" office:value="10.53634176">
                <text:p>10.536341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8.914737408">
                <text:p>918.914737408</text:p>
              </table:table-cell>
              <table:table-cell office:value-type="float" office:value="10.6304578559999">
                <text:p>10.630457855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29.449699072">
                <text:p>929.449699072</text:p>
              </table:table-cell>
              <table:table-cell office:value-type="float" office:value="10.5349616640001">
                <text:p>10.534961664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39.981060608">
                <text:p>939.981060608</text:p>
              </table:table-cell>
              <table:table-cell office:value-type="float" office:value="10.531361536">
                <text:p>10.5313615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0.505783808">
                <text:p>950.505783808</text:p>
              </table:table-cell>
              <table:table-cell office:value-type="float" office:value="10.5247232">
                <text:p>10.52472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1.03578112">
                <text:p>961.03578112</text:p>
              </table:table-cell>
              <table:table-cell office:value-type="float" office:value="10.529997312">
                <text:p>10.5299973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1.648961792">
                <text:p>971.648961792</text:p>
              </table:table-cell>
              <table:table-cell office:value-type="float" office:value="10.613180672">
                <text:p>10.6131806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2.193876992">
                <text:p>982.193876992</text:p>
              </table:table-cell>
              <table:table-cell office:value-type="float" office:value="10.5449152">
                <text:p>10.54491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2.727079424">
                <text:p>992.727079424</text:p>
              </table:table-cell>
              <table:table-cell office:value-type="float" office:value="10.5332024319999">
                <text:p>10.533202431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3.350388736">
                <text:p>1003.350388736</text:p>
              </table:table-cell>
              <table:table-cell office:value-type="float" office:value="10.6233093120001">
                <text:p>10.623309312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3.88580864">
                <text:p>1013.88580864</text:p>
              </table:table-cell>
              <table:table-cell office:value-type="float" office:value="10.535419904">
                <text:p>10.5354199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4.42054144">
                <text:p>1024.42054144</text:p>
              </table:table-cell>
              <table:table-cell office:value-type="float" office:value="10.5347328">
                <text:p>10.53473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5.059528704">
                <text:p>1035.059528704</text:p>
              </table:table-cell>
              <table:table-cell office:value-type="float" office:value="10.638987264">
                <text:p>10.6389872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5.605047296">
                <text:p>1045.605047296</text:p>
              </table:table-cell>
              <table:table-cell office:value-type="float" office:value="10.545518592">
                <text:p>10.5455185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6.127725056">
                <text:p>1056.127725056</text:p>
              </table:table-cell>
              <table:table-cell office:value-type="float" office:value="10.5226777599999">
                <text:p>10.52267775999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6.667947008">
                <text:p>1066.667947008</text:p>
              </table:table-cell>
              <table:table-cell office:value-type="float" office:value="10.5402219520001">
                <text:p>10.5402219520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77.201070848">
                <text:p>1077.201070848</text:p>
              </table:table-cell>
              <table:table-cell office:value-type="float" office:value="10.5331238399999">
                <text:p>10.53312383999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7.734569472">
                <text:p>1087.734569472</text:p>
              </table:table-cell>
              <table:table-cell office:value-type="float" office:value="10.533498624">
                <text:p>10.5334986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8.378245888">
                <text:p>1098.378245888</text:p>
              </table:table-cell>
              <table:table-cell office:value-type="float" office:value="10.6436764160001">
                <text:p>10.6436764160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8.91115008">
                <text:p>1108.91115008</text:p>
              </table:table-cell>
              <table:table-cell office:value-type="float" office:value="10.5329041919999">
                <text:p>10.53290419199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9.444174592">
                <text:p>1119.444174592</text:p>
              </table:table-cell>
              <table:table-cell office:value-type="float" office:value="10.5330245120001">
                <text:p>10.5330245120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0.060382976">
                <text:p>1130.060382976</text:p>
              </table:table-cell>
              <table:table-cell office:value-type="float" office:value="10.6162083839999">
                <text:p>10.61620838399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0.598621696">
                <text:p>1140.598621696</text:p>
              </table:table-cell>
              <table:table-cell office:value-type="float" office:value="10.53823872">
                <text:p>10.538238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1.127589632">
                <text:p>1151.127589632</text:p>
              </table:table-cell>
              <table:table-cell office:value-type="float" office:value="10.5289679360001">
                <text:p>10.5289679360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61.664080896">
                <text:p>1161.664080896</text:p>
              </table:table-cell>
              <table:table-cell office:value-type="float" office:value="10.536491264">
                <text:p>10.5364912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72.230435072">
                <text:p>1172.230435072</text:p>
              </table:table-cell>
              <table:table-cell office:value-type="float" office:value="10.566354176">
                <text:p>10.566354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